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4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ested</text:p>
          </table:table-cell>
        </table:table-row>
        <table:table-row table:style-name="ro1">
          <table:table-cell office:value-type="string" calcext:value-type="string">
            <text:p>image/tiff</text:p>
          </table:table-cell>
          <table:table-cell office:value-type="float" office:value="229446" calcext:value-type="float">
            <text:p>229446</text:p>
          </table:table-cell>
          <table:table-cell table:style-name="ce1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pplication/xml</text:p>
          </table:table-cell>
          <table:table-cell office:value-type="float" office:value="31873" calcext:value-type="float">
            <text:p>31873</text:p>
          </table:table-cell>
          <table:table-cell table:style-name="ce1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image/png</text:p>
          </table:table-cell>
          <table:table-cell office:value-type="float" office:value="8504" calcext:value-type="float">
            <text:p>8504</text:p>
          </table:table-cell>
          <table:table-cell table:style-name="ce1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image/jpeg</text:p>
          </table:table-cell>
          <table:table-cell office:value-type="float" office:value="6271" calcext:value-type="float">
            <text:p>6271</text:p>
          </table:table-cell>
          <table:table-cell table:style-name="ce1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pplication/geo+json</text:p>
          </table:table-cell>
          <table:table-cell office:value-type="float" office:value="3200" calcext:value-type="float">
            <text:p>3200</text:p>
          </table:table-cell>
          <table:table-cell table:style-name="ce1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pplication/pdf</text:p>
          </table:table-cell>
          <table:table-cell office:value-type="float" office:value="897" calcext:value-type="float">
            <text:p>897</text:p>
          </table:table-cell>
          <table:table-cell table:style-name="ce1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text/csv</text:p>
          </table:table-cell>
          <table:table-cell office:value-type="float" office:value="724" calcext:value-type="float">
            <text:p>724</text:p>
          </table:table-cell>
          <table:table-cell table:style-name="ce1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text/plain</text:p>
          </table:table-cell>
          <table:table-cell office:value-type="float" office:value="473" calcext:value-type="float">
            <text:p>473</text:p>
          </table:table-cell>
          <table:table-cell table:style-name="ce1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pplication/zip</text:p>
          </table:table-cell>
          <table:table-cell office:value-type="float" office:value="199" calcext:value-type="float">
            <text:p>199</text:p>
          </table:table-cell>
          <table:table-cell table:style-name="ce1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pplication/vnd.oasis.opendocument.spreadsheet</text:p>
          </table:table-cell>
          <table:table-cell office:value-type="float" office:value="29" calcext:value-type="float">
            <text:p>29</text:p>
          </table:table-cell>
          <table:table-cell table:style-name="ce1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image/gif</text:p>
          </table:table-cell>
          <table:table-cell office:value-type="float" office:value="26" calcext:value-type="float">
            <text:p>26</text:p>
          </table:table-cell>
          <table:table-cell table:style-name="ce1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pplication/vnd.oasis.opendocument.text</text:p>
          </table:table-cell>
          <table:table-cell office:value-type="float" office:value="7" calcext:value-type="float">
            <text:p>7</text:p>
          </table:table-cell>
          <table:table-cell table:style-name="ce1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application/vnd.openxmlformats-officedocument.spreadsheetml.sheet</text:p>
          </table:table-cell>
          <table:table-cell office:value-type="float" office:value="2" calcext:value-type="float">
            <text:p>2</text:p>
          </table:table-cell>
          <table:table-cell table:style-name="ce1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text/tab-separated-values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PRAWDA</text:p>
          </table:table-cell>
        </table:table-row>
        <table:table-row table:style-name="ro1">
          <table:table-cell office:value-type="string" calcext:value-type="string">
            <text:p>image/svg+xml</text:p>
          </table:table-cell>
          <table:table-cell office:value-type="float" office:value="3276" calcext:value-type="float">
            <text:p>3276</text:p>
          </table:table-cell>
          <table:table-cell/>
        </table:table-row>
        <table:table-row table:style-name="ro1">
          <table:table-cell office:value-type="string" calcext:value-type="string">
            <text:p>application/octet-stream</text:p>
          </table:table-cell>
          <table:table-cell office:value-type="float" office:value="1202" calcext:value-type="float">
            <text:p>1202</text:p>
          </table:table-cell>
          <table:table-cell/>
        </table:table-row>
        <table:table-row table:style-name="ro1">
          <table:table-cell office:value-type="string" calcext:value-type="string">
            <text:p>model/obj</text:p>
          </table:table-cell>
          <table:table-cell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string" calcext:value-type="string">
            <text:p>model/mtl</text:p>
          </table:table-cell>
          <table:table-cell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string" calcext:value-type="string">
            <text:p>text/turtle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application/vnd.google-earth.kml+xml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image/vnd.dxf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video/x-matroska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application/gml+xml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udio/x-wav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udio/as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pplication/rdf+xm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pplication/x-cmdi+xm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pplication/x-wine-extension-ini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pplication/vnd.dbf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ext/xm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ext/htm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udio/wav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pplication/xslt+xm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pplication/sq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del/vnd.collada+xm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pplication/js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pplication/x-bibte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xt/x-te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odel/x3d+xm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lication/x-sq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lication/vnd.google-earth.kmz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Arkusz1.A1:Arkusz1.C42">
          <table:sort>
            <table:sort-by table:field-number="2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eusz Żółtak</meta:initial-creator>
    <meta:creation-date>2024-06-04T09:14:46.341559234</meta:creation-date>
    <dc:date>2024-06-04T09:19:27.127714907</dc:date>
    <dc:creator>Mateusz Żółtak</dc:creator>
    <meta:editing-duration>PT4M42S</meta:editing-duration>
    <meta:editing-cycles>1</meta:editing-cycles>
    <meta:document-statistic meta:table-count="1" meta:cell-count="99" meta:object-count="0"/>
    <meta:generator>LibreOffice/24.2.3.2$Linux_X86_64 LibreOffice_project/420$Build-2</meta:generator>
  </office:meta>
</office:document-meta>
</file>